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05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Análisis y gestión avanzada de datos con hoja de cálculo. Filtros simples y avanzados, ordenación multicritério y validación de datos. Tablas y gráficos dinámicos para análisis multidimensional. Uso de la hoja de cálculo como base de datos: listas, formularios y protección de datos. Macros básicas para automatización. Escenario integrador: gestión de inventario con análisis dinámico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6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2.º trimestre – semanas 15-17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3 – Elabora documentos y plantillas de cálculo, describiendo y aplicando opciones avanzadas de hojas de cálculo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f) Se han importado y exportado hojas de cálculo creadas con otras aplicaciones.</text:span></text:p>
              </text:list-item>
              <text:list-item>
                <text:p text:style-name="P1"><text:span text:style-name="T3">g) Se ha utilizado la hoja de cálculo como base de datos: formularios, creación de listas, filtrado, protección y ordenación de datos.</text:span></text:p>
              </text:list-item>
              <text:list-item>
                <text:p text:style-name="P1"><text:span text:style-name="T3">h) Se han utilizado aplicaciones y periféricos para introducir textos, números, códigos e imágenes.</text:span></text:p>
              </text:list-item>
              <text:list-item>
                <text:p text:style-name="P1"><text:span text:style-name="T3">i) Se han creado y utilizado macro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Ordenación multicritério: ordenación por varias columnas y criterios.</text:span></text:p>
              </text:list-item>
              <text:list-item>
                <text:p text:style-name="P1"><text:span text:style-name="T3">2. Filtros automáticos: opciones de filtro por valor, color y condición.</text:span></text:p>
              </text:list-item>
              <text:list-item>
                <text:p text:style-name="P1"><text:span text:style-name="T3">3. Filtros avanzados: criterios en rango separado, extracción a otra ubicación.</text:span></text:p>
              </text:list-item>
              <text:list-item>
                <text:p text:style-name="P1"><text:span text:style-name="T3">4. Validación de datos: listas desplegables, restricciones numéricas y mensajes.</text:span></text:p>
              </text:list-item>
              <text:list-item>
                <text:p text:style-name="P1"><text:span text:style-name="T3">5. Tablas de Excel/Calc: conversión, referencias estructuradas y estilos.</text:span></text:p>
              </text:list-item>
              <text:list-item>
                <text:p text:style-name="P1"><text:span text:style-name="T3">6. Tablas dinámicas: creación, campos, filtros, segmentaciones y actualización.</text:span></text:p>
              </text:list-item>
              <text:list-item>
                <text:p text:style-name="P1"><text:span text:style-name="T3">7. Gráficos dinámicos: vinculación a tabla dinámica y personalización.</text:span></text:p>
              </text:list-item>
              <text:list-item>
                <text:p text:style-name="P1"><text:span text:style-name="T3">8. Formularios para introducción de datos: formulario de datos integrado.</text:span></text:p>
              </text:list-item>
              <text:list-item>
                <text:p text:style-name="P1"><text:span text:style-name="T3">9. Protección de hojas y libros: celdas bloqueadas, contraseña de hoja.</text:span></text:p>
              </text:list-item>
              <text:list-item>
                <text:p text:style-name="P1"><text:span text:style-name="T3">10. Macros de automatización: grabación y edición básica; importación CSV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Ficheros CSV de datos reales (ventas, inventario, alumnos).</text:span></text:p>
              </text:list-item>
              <text:list-item>
                <text:p text:style-name="P1"><text:span text:style-name="T3">Lectores de código de barra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análisis de un informe de ventas con tabla dinámica.</text:span></text:p>
              </text:list-item>
              <text:list-item>
                <text:p text:style-name="P1"><text:span text:style-name="T3">2. Exposición teórica: filtros, validación y tablas dinámicas.</text:span></text:p>
              </text:list-item>
              <text:list-item>
                <text:p text:style-name="P1"><text:span text:style-name="T3">3. Demostración guiada: tabla dinámica + gráfico dinámico de ventas.</text:span></text:p>
              </text:list-item>
              <text:list-item>
                <text:p text:style-name="P1"><text:span text:style-name="T3">4. Práctica autónoma: escenario de inventario con filtros, dinámica y macro.</text:span></text:p>
              </text:list-item>
              <text:list-item>
                <text:p text:style-name="P1"><text:span text:style-name="T3">5. Importación de CSV y validación de datos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libro de Excel con tabla dinámica, filtros y macro (60 %).</text:span></text:p>
            <text:p text:style-name="P3"><text:span text:style-name="T2">· Informe técnico: análisis de los datos del inventario (30 %).</text:span></text:p>
            <text:p text:style-name="P3"><text:span text:style-name="T2">· Observación directa / actitud (10 %).</text:span></text:p>
            <text:p text:style-name="P3"><text:span text:style-name="T2">Mínimo: tabla dinámica funcional con segmentación por al menos dos campos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Dataset simplificado con menor número de registros para alumnado con dificultades.</text:span></text:p>
              </text:list-item>
              <text:list-item>
                <text:p text:style-name="P1"><text:span text:style-name="T3">Ampliación: Power Query para importación y transformación de datos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6.886000000</meta:creation-date>
    <dc:date>2026-04-23T07:49:46.886000000</dc:date>
    <meta:document-statistic meta:table-count="1" meta:image-count="0" meta:object-count="0" meta:page-count="1" meta:paragraph-count="88" meta:word-count="703" meta:character-count="4617" meta:non-whitespace-character-count="4041"/>
    <meta:generator>LibreOffice/24.2.7.2$Linux_X86_64 LibreOffice_project/420$Build-2</meta:generator>
  </office:meta>
</office:document-meta>
</file>